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-template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 style:master-page-name="Standard">
      <style:table-properties style:width="6.9215in" style:page-number="auto" table:align="left" style:writing-mode="lr-tb"/>
    </style:style>
    <style:style style:name="Tabla1.A" style:family="table-column">
      <style:table-column-properties style:column-width="2.575in"/>
    </style:style>
    <style:style style:name="Tabla1.B" style:family="table-column">
      <style:table-column-properties style:column-width="4.3465in"/>
    </style:style>
    <style:style style:name="Tabla1.1" style:family="table-row">
      <style:table-row-properties style:min-row-height="1.6438in" fo:keep-together="auto"/>
    </style:style>
    <style:style style:name="Tabla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.2" style:family="table-row">
      <style:table-row-properties style:min-row-height="0.0556in" fo:keep-together="auto"/>
    </style:style>
    <style:style style:name="Tabla2" style:family="table">
      <style:table-properties style:width="6.5924in" fo:margin-left="0.0875in" fo:margin-right="0.0917in" table:align="margins" style:writing-mode="lr-tb"/>
    </style:style>
    <style:style style:name="Tabla2.A" style:family="table-column">
      <style:table-column-properties style:column-width="1.6188in" style:rel-column-width="16090*"/>
    </style:style>
    <style:style style:name="Tabla2.B" style:family="table-column">
      <style:table-column-properties style:column-width="0.8549in" style:rel-column-width="8500*"/>
    </style:style>
    <style:style style:name="Tabla2.C" style:family="table-column">
      <style:table-column-properties style:column-width="2.341in" style:rel-column-width="23275*"/>
    </style:style>
    <style:style style:name="Tabla2.D" style:family="table-column">
      <style:table-column-properties style:column-width="1.7778in" style:rel-column-width="17670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background-color="#ccccff" fo:padding-left="0.075in" fo:padding-right="0.075in" fo:padding-top="0in" fo:padding-bottom="0in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2.B1" style:family="table-cell">
      <style:table-cell-properties style:vertical-align="top" fo:background-color="#ccccff" fo:padding="0in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2.D1" style:family="table-cell">
      <style:table-cell-properties style:vertical-align="top" fo:background-color="#ccccff" fo:padding-left="0.075in" fo:padding-right="0.075in" fo:padding-top="0in" fo:padding-bottom="0in" fo:border="0.5pt solid #0000ff" style:writing-mode="lr-tb">
        <style:background-image/>
      </style:table-cell-properties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ff" fo:border-right="none" fo:border-top="0.5pt solid #0000ff" fo:border-bottom="0.5pt solid #0000ff" style:writing-mode="lr-tb"/>
    </style:style>
    <style:style style:name="Tabla2.B2" style:family="table-cell">
      <style:table-cell-properties style:vertical-align="top" fo:padding="0in" fo:border-left="0.5pt solid #0000ff" fo:border-right="none" fo:border-top="0.5pt solid #0000ff" fo:border-bottom="0.5pt solid #0000ff" style:writing-mode="lr-tb"/>
    </style:style>
    <style:style style:name="Tabla2.C2" style:family="table-cell">
      <style:table-cell-properties style:vertical-align="top" fo:padding-left="0.075in" fo:padding-right="0.075in" fo:padding-top="0in" fo:padding-bottom="0in" fo:border-left="0.5pt solid #0000ff" fo:border-right="none" fo:border-top="0.5pt solid #0000ff" fo:border-bottom="0.5pt solid #0000ff" style:writing-mode="lr-tb"/>
    </style:style>
    <style:style style:name="Tabla2.D2" style:family="table-cell">
      <style:table-cell-properties style:vertical-align="top" fo:padding-left="0.075in" fo:padding-right="0.075in" fo:padding-top="0in" fo:padding-bottom="0in" fo:border="0.5pt solid #0000ff" style:writing-mode="lr-tb"/>
    </style:style>
    <style:style style:name="Tabla4" style:family="table">
      <style:table-properties style:width="6.0417in" table:align="left" style:writing-mode="lr-tb"/>
    </style:style>
    <style:style style:name="Tabla4.A" style:family="table-column">
      <style:table-column-properties style:column-width="2.4153in"/>
    </style:style>
    <style:style style:name="Tabla4.B" style:family="table-column">
      <style:table-column-properties style:column-width="3.6264in"/>
    </style:style>
    <style:style style:name="Tabla4.1" style:family="table-row">
      <style:table-row-properties style:min-row-height="0.3958in" fo:keep-together="auto"/>
    </style:style>
    <style:style style:name="Tabla4.A1" style:family="table-cell">
      <style:table-cell-properties style:vertical-align="middle" fo:background-color="#ccccff" fo:padding-left="0.075in" fo:padding-right="0.075in" fo:padding-top="0in" fo:padding-bottom="0in" fo:border="0.5pt solid #ff00ff" style:writing-mode="lr-tb">
        <style:background-image/>
      </style:table-cell-properties>
    </style:style>
    <style:style style:name="Tabla4.2" style:family="table-row">
      <style:table-row-properties style:min-row-height="0.3938in" fo:keep-together="auto"/>
    </style:style>
    <style:style style:name="Tabla4.A2" style:family="table-cell">
      <style:table-cell-properties style:vertical-align="middle" fo:padding-left="0.075in" fo:padding-right="0.075in" fo:padding-top="0in" fo:padding-bottom="0in" fo:border-left="0.5pt solid #ff00ff" fo:border-right="none" fo:border-top="none" fo:border-bottom="0.5pt solid #ff00ff" style:writing-mode="lr-tb"/>
    </style:style>
    <style:style style:name="Tabla4.B2" style:family="table-cell">
      <style:table-cell-properties style:vertical-align="top" fo:padding-left="0.075in" fo:padding-right="0.075in" fo:padding-top="0in" fo:padding-bottom="0in" fo:border-left="0.5pt solid #ff00ff" fo:border-right="0.5pt solid #ff00ff" fo:border-top="none" fo:border-bottom="0.5pt solid #ff00ff" style:writing-mode="lr-tb"/>
    </style:style>
    <style:style style:name="Tabla4.A3" style:family="table-cell">
      <style:table-cell-properties style:vertical-align="middle" fo:padding-left="0.075in" fo:padding-right="0.075in" fo:padding-top="0in" fo:padding-bottom="0in" fo:border-left="0.5pt solid #ff00ff" fo:border-right="0.5pt solid #ff00ff" fo:border-top="none" fo:border-bottom="0.5pt solid #ff00ff" style:writing-mode="lr-tb"/>
    </style:style>
    <style:style style:name="Tabla4.4" style:family="table-row">
      <style:table-row-properties style:min-row-height="0.3076in" fo:keep-together="auto"/>
    </style:style>
    <style:style style:name="Tabla4.A4" style:family="table-cell">
      <style:table-cell-properties style:vertical-align="middle" fo:padding-left="0.075in" fo:padding-right="0.075in" fo:padding-top="0in" fo:padding-bottom="0in" fo:border-left="0.5pt solid #ff00ff" fo:border-right="0.5pt solid #ff00ff" fo:border-top="none" fo:border-bottom="0.5pt solid #ff00ff" style:writing-mode="lr-tb"/>
    </style:style>
    <style:style style:name="Tabla4.5" style:family="table-row">
      <style:table-row-properties style:min-row-height="0.2278in" fo:keep-together="auto"/>
    </style:style>
    <style:style style:name="Tabla4.A5" style:family="table-cell">
      <style:table-cell-properties style:vertical-align="middle" fo:padding-left="0.075in" fo:padding-right="0.075in" fo:padding-top="0in" fo:padding-bottom="0in" fo:border-left="0.5pt solid #ff00ff" fo:border-right="0.5pt solid #ff00ff" fo:border-top="none" fo:border-bottom="0.5pt solid #ff00ff" style:writing-mode="lr-tb"/>
    </style:style>
    <style:style style:name="Tabla4.6" style:family="table-row">
      <style:table-row-properties fo:keep-together="auto"/>
    </style:style>
    <style:style style:name="Tabla4.A6" style:family="table-cell">
      <style:table-cell-properties style:vertical-align="middle" fo:padding-left="0.075in" fo:padding-right="0.075in" fo:padding-top="0in" fo:padding-bottom="0in" fo:border-left="0.5pt solid #ff00ff" fo:border-right="0.5pt solid #ff00ff" fo:border-top="none" fo:border-bottom="0.5pt solid #ff00ff" style:writing-mode="lr-tb"/>
    </style:style>
    <style:style style:name="Tabla4.A7" style:family="table-cell">
      <style:table-cell-properties style:vertical-align="middle" fo:padding-left="0.075in" fo:padding-right="0.075in" fo:padding-top="0in" fo:padding-bottom="0in" fo:border-left="0.5pt solid #ff00ff" fo:border-right="0.5pt solid #ff00ff" fo:border-top="none" fo:border-bottom="0.5pt solid #ff00ff" style:writing-mode="lr-tb"/>
    </style:style>
    <style:style style:name="Tabla4.A8" style:family="table-cell">
      <style:table-cell-properties style:vertical-align="middle" fo:padding-left="0.075in" fo:padding-right="0.075in" fo:padding-top="0in" fo:padding-bottom="0in" fo:border-left="0.5pt solid #ff00ff" fo:border-right="0.5pt solid #ff00ff" fo:border-top="none" fo:border-bottom="0.5pt solid #ff00ff" style:writing-mode="lr-tb"/>
    </style:style>
    <style:style style:name="P1" style:family="paragraph" style:parent-style-name="Standard">
      <style:paragraph-properties style:snap-to-layout-grid="false"/>
      <style:text-properties fo:language="en" fo:country="US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4" style:family="paragraph" style:parent-style-name="Standard">
      <style:paragraph-properties style:snap-to-layout-grid="false">
        <style:tab-stops>
          <style:tab-stop style:position="5.4in" style:type="right"/>
        </style:tab-stops>
      </style:paragraph-properties>
      <style:text-properties fo:font-variant="normal" fo:text-transform="none" fo:color="#000000" fo:font-size="10pt" fo:language="es" fo:country="ES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style:snap-to-layout-grid="false">
        <style:tab-stops>
          <style:tab-stop style:position="5.4in" style:type="right"/>
        </style:tab-stops>
      </style:paragraph-properties>
      <style:text-properties fo:font-variant="normal" fo:text-transform="none" fo:color="#000000" style:font-name="Arial" fo:font-size="10pt" fo:language="es" fo:country="ES" fo:font-weight="bold" style:letter-kerning="true" style:font-name-asian="DejaVu Sans1" style:font-size-asian="10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P6" style:family="paragraph" style:parent-style-name="Standard">
      <style:paragraph-properties fo:text-align="end" style:justify-single-word="false" style:snap-to-layout-grid="false">
        <style:tab-stops>
          <style:tab-stop style:position="5.4in" style:type="right"/>
        </style:tab-stops>
      </style:paragraph-properties>
      <style:text-properties fo:font-weight="bold" style:font-weight-asian="bold"/>
    </style:style>
    <style:style style:name="P7" style:family="paragraph" style:parent-style-name="Standard">
      <style:paragraph-properties style:snap-to-layout-grid="false">
        <style:tab-stops>
          <style:tab-stop style:position="5.4in" style:type="right"/>
        </style:tab-stops>
      </style:paragraph-properties>
      <style:text-properties fo:font-weight="bold" style:font-weight-asian="bold"/>
    </style:style>
    <style:style style:name="P8" style:family="paragraph" style:parent-style-name="Standard">
      <style:paragraph-properties fo:line-height="150%" style:snap-to-layout-grid="false"/>
      <style:text-properties fo:font-weight="bold" style:font-weight-asian="bold" style:font-name-complex="Arial"/>
    </style:style>
    <style:style style:name="P9" style:family="paragraph" style:parent-style-name="Standard">
      <style:paragraph-properties fo:line-height="150%" style:snap-to-layout-grid="false"/>
    </style:style>
    <style:style style:name="P10" style:family="paragraph" style:parent-style-name="Standard">
      <style:paragraph-properties fo:line-height="150%" fo:text-align="end" style:justify-single-word="false"/>
      <style:text-properties fo:language="es" fo:country="ES" fo:font-weight="bold" style:font-weight-asian="bold" style:font-size-complex="10pt" style:font-weight-complex="bold"/>
    </style:style>
    <style:style style:name="P11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ff" fo:font-style="italic" style:font-style-asian="italic" style:font-style-complex="italic"/>
    </style:style>
    <style:style style:name="P12" style:family="paragraph" style:parent-style-name="Standard">
      <style:paragraph-properties fo:text-align="center" style:justify-single-word="false" style:snap-to-layout-grid="false"/>
    </style:style>
    <style:style style:name="P13" style:family="paragraph" style:parent-style-name="IP">
      <style:paragraph-properties style:snap-to-layout-grid="false"/>
    </style:style>
    <style:style style:name="P14" style:family="paragraph" style:parent-style-name="Footer">
      <style:paragraph-properties fo:margin-left="0in" fo:margin-right="0.25in" fo:text-indent="0in" style:auto-text-indent="false" style:snap-to-layout-grid="false"/>
    </style:style>
    <style:style style:name="P15" style:family="paragraph" style:parent-style-name="Footer">
      <style:paragraph-properties fo:margin-left="0in" fo:margin-right="0.25in" fo:text-align="end" style:justify-single-word="false" fo:text-indent="0in" style:auto-text-indent="false" style:snap-to-layout-grid="false"/>
    </style:style>
    <style:style style:name="P16" style:family="paragraph" style:parent-style-name="Standard">
      <style:paragraph-properties fo:margin-top="0in" fo:margin-bottom="0.0835in" fo:line-height="150%" fo:text-align="center" style:justify-single-word="false" style:snap-to-layout-grid="false"/>
      <style:text-properties fo:font-weight="bold" style:font-weight-asian="bold" style:font-size-complex="10pt" style:font-weight-complex="bold"/>
    </style:style>
    <style:style style:name="P17" style:family="paragraph" style:parent-style-name="Standard">
      <style:paragraph-properties fo:margin-top="0in" fo:margin-bottom="0.0835in" fo:line-height="150%" style:snap-to-layout-grid="false"/>
      <style:text-properties fo:color="#0000ff" style:font-size-complex="10pt"/>
    </style:style>
    <style:style style:name="P18" style:family="paragraph" style:parent-style-name="Standard">
      <style:paragraph-properties fo:margin-left="0.0835in" fo:margin-right="0in" fo:line-height="150%" fo:text-align="justify" style:justify-single-word="false" fo:text-indent="0in" style:auto-text-indent="false"/>
    </style:style>
    <style:style style:name="P19" style:family="paragraph" style:parent-style-name="Standard">
      <style:paragraph-properties fo:margin-left="0.0835in" fo:margin-right="0in" fo:line-height="150%" fo:text-indent="0in" style:auto-text-indent="false"/>
      <style:text-properties fo:font-size="8pt" fo:font-weight="bold" style:font-weight-asian="bold" style:font-size-complex="10pt" style:font-weight-complex="bold"/>
    </style:style>
    <style:style style:name="P20" style:family="paragraph" style:parent-style-name="Standard">
      <style:paragraph-properties fo:margin-left="0.0835in" fo:margin-right="0in" fo:line-height="150%" fo:text-indent="0in" style:auto-text-indent="false"/>
      <style:text-properties fo:font-size="8pt"/>
    </style:style>
    <style:style style:name="P21" style:family="paragraph" style:parent-style-name="Standard">
      <style:paragraph-properties fo:margin-left="0.0835in" fo:margin-right="0in" fo:line-height="150%" fo:text-align="justify" style:justify-single-word="false" fo:text-indent="0in" style:auto-text-indent="false"/>
      <style:text-properties fo:font-size="8pt" fo:language="es" fo:country="ES" style:font-size-complex="10pt"/>
    </style:style>
    <style:style style:name="P22" style:family="paragraph" style:parent-style-name="Standard">
      <style:paragraph-properties fo:margin-left="0.0835in" fo:margin-right="0in" fo:margin-top="0.0547in" fo:margin-bottom="0in" fo:line-height="150%" fo:text-indent="0in" style:auto-text-indent="false" style:snap-to-layout-grid="false"/>
      <style:text-properties fo:font-size="8pt" fo:language="es" fo:country="ES" fo:font-weight="bold" style:font-size-asian="12pt" style:font-weight-asian="bold" style:font-size-complex="10pt" style:font-weight-complex="bold"/>
    </style:style>
    <style:style style:name="P23" style:family="paragraph" style:parent-style-name="Header">
      <style:paragraph-properties fo:margin-left="0.0984in" fo:margin-right="0in" fo:line-height="150%" fo:text-align="center" style:justify-single-word="false" fo:text-indent="0.4925in" style:auto-text-indent="false" style:snap-to-layout-grid="false">
        <style:tab-stops>
          <style:tab-stop style:position="3.8571in" style:type="center"/>
          <style:tab-stop style:position="7.3193in" style:type="right"/>
        </style:tab-stops>
      </style:paragraph-properties>
      <style:text-properties fo:font-size="11pt" fo:font-weight="bold" style:font-size-asian="11pt" style:font-weight-asian="bold" style:font-name-complex="Arial" style:font-size-complex="11pt"/>
    </style:style>
    <style:style style:name="P24" style:family="paragraph" style:parent-style-name="Standard">
      <style:paragraph-properties fo:margin-top="0.25in" fo:margin-bottom="0.25in" fo:line-height="150%" style:snap-to-layout-grid="false"/>
    </style:style>
    <style:style style:name="P25" style:family="paragraph" style:parent-style-name="Standard">
      <style:paragraph-properties fo:margin-top="0.0547in" fo:margin-bottom="0in" style:snap-to-layout-grid="false"/>
      <style:text-properties fo:font-weight="bold" style:font-weight-asian="bold"/>
    </style:style>
    <style:style style:name="P26" style:family="paragraph" style:parent-style-name="IP">
      <style:paragraph-properties fo:margin-top="0.0547in" fo:margin-bottom="0in" style:snap-to-layout-grid="false"/>
      <style:text-properties fo:font-weight="bold" style:font-weight-asian="bold"/>
    </style:style>
    <style:style style:name="P27" style:family="paragraph" style:parent-style-name="Standard">
      <style:paragraph-properties fo:margin-top="0.1945in" fo:margin-bottom="0in" fo:line-height="150%" style:snap-to-layout-grid="false"/>
      <style:text-properties fo:font-weight="bold" style:font-weight-asian="bold" style:font-name-complex="Arial"/>
    </style:style>
    <style:style style:name="P28" style:family="paragraph" style:parent-style-name="Standard">
      <style:paragraph-properties fo:margin-top="0.1945in" fo:margin-bottom="0in" fo:line-height="150%" style:snap-to-layout-grid="false"/>
      <style:text-properties fo:color="#0000ff" fo:font-style="italic" style:font-style-asian="italic" style:font-name-complex="Arial"/>
    </style:style>
    <style:style style:name="P29" style:family="paragraph" style:parent-style-name="Standard">
      <style:paragraph-properties fo:margin-top="0in" fo:margin-bottom="0.25in"/>
    </style:style>
    <style:style style:name="P30" style:family="paragraph" style:parent-style-name="Standard">
      <style:paragraph-properties fo:margin-top="0in" fo:margin-bottom="0.1945in" fo:line-height="150%" style:snap-to-layout-grid="false"/>
      <style:text-properties fo:font-weight="bold" style:font-weight-asian="bold" style:font-name-complex="Arial"/>
    </style:style>
    <style:style style:name="P31" style:family="paragraph" style:parent-style-name="Standard">
      <style:paragraph-properties fo:margin-top="0in" fo:margin-bottom="0.1945in" fo:line-height="150%" style:snap-to-layout-grid="false">
        <style:tab-stops>
          <style:tab-stop style:position="4.2799in" style:type="right"/>
        </style:tab-stops>
      </style:paragraph-properties>
      <style:text-properties fo:color="#0000ff" fo:font-style="italic" style:font-style-asian="italic" style:font-name-complex="Arial"/>
    </style:style>
    <style:style style:name="P32" style:family="paragraph" style:parent-style-name="Standard">
      <style:paragraph-properties fo:line-height="150%" style:snap-to-layout-grid="false"/>
      <style:text-properties fo:color="#0000ff" fo:font-style="italic" style:font-style-asian="italic" style:font-name-complex="Arial"/>
    </style:style>
    <style:style style:name="P33" style:family="paragraph" style:parent-style-name="Standard">
      <style:paragraph-properties fo:line-height="150%" style:snap-to-layout-grid="false"/>
    </style:style>
    <style:style style:name="P34" style:family="paragraph" style:parent-style-name="Standard">
      <style:paragraph-properties fo:line-height="150%" style:snap-to-layout-grid="false"/>
      <style:text-properties style:font-name-complex="Arial"/>
    </style:style>
    <style:style style:name="P35" style:family="paragraph" style:parent-style-name="Standard" style:master-page-name="Convertir_20_1">
      <style:paragraph-properties fo:margin-left="0.0835in" fo:margin-right="0in" fo:line-height="150%" fo:text-indent="0in" style:auto-text-indent="false" style:page-number="1" fo:break-before="page"/>
      <style:text-properties fo:font-size="12pt" fo:font-weight="bold" style:font-size-asian="12pt" style:font-weight-asian="bold" style:font-weight-complex="bold"/>
    </style:style>
    <style:style style:name="P36" style:family="paragraph" style:parent-style-name="Header">
      <style:paragraph-properties fo:margin-left="0.0984in" fo:margin-right="0in" fo:line-height="150%" fo:text-align="center" style:justify-single-word="false" fo:text-indent="0.4925in" style:auto-text-indent="false" style:snap-to-layout-grid="false">
        <style:tab-stops>
          <style:tab-stop style:position="3.8571in" style:type="center"/>
          <style:tab-stop style:position="7.3193in" style:type="right"/>
        </style:tab-stops>
      </style:paragraph-properties>
      <style:text-properties fo:font-size="11pt" fo:font-weight="bold" style:font-size-asian="11pt" style:font-weight-asian="bold" style:font-name-complex="Arial" style:font-size-complex="11pt"/>
    </style:style>
    <style:style style:name="P37" style:family="paragraph" style:parent-style-name="Titulo_20_Portada">
      <style:paragraph-properties fo:margin-top="0.25in" fo:margin-bottom="0.25in" fo:text-align="start" style:justify-single-word="false" fo:orphans="0" fo:widows="0" fo:hyphenation-ladder-count="no-limit" style:snap-to-layout-grid="false" style:writing-mode="lr-tb">
        <style:tab-stops>
          <style:tab-stop style:position="0in"/>
        </style:tab-stops>
      </style:paragraph-properties>
      <style:text-properties fo:font-variant="normal" fo:text-transform="none" fo:color="#000000" fo:hyphenate="false" fo:hyphenation-remain-char-count="2" fo:hyphenation-push-char-count="2"/>
    </style:style>
    <style:style style:name="T1" style:family="text">
      <style:text-properties fo:language="es" fo:country="ES" style:font-size-complex="10pt"/>
    </style:style>
    <style:style style:name="T2" style:family="text">
      <style:text-properties fo:language="es" fo:country="ES" style:font-size-complex="10pt" style:font-weight-complex="bold"/>
    </style:style>
    <style:style style:name="T3" style:family="text">
      <style:text-properties fo:language="es" fo:country="ES" fo:font-weight="bold" style:font-weight-asian="bold" style:font-size-complex="10pt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size-complex="10pt" style:font-weight-complex="bold"/>
    </style:style>
    <style:style style:name="T6" style:family="text">
      <style:text-properties fo:font-weight="bold" style:font-weight-asian="bold" style:font-name-complex="Arial"/>
    </style:style>
    <style:style style:name="T7" style:family="text">
      <style:text-properties style:font-name-complex="Arial"/>
    </style:style>
    <style:style style:name="T8" style:family="text">
      <style:text-properties fo:language="zxx" fo:country="none"/>
    </style:style>
    <style:style style:name="T9" style:family="text">
      <style:text-properties fo:color="#000000" fo:font-size="8pt" fo:font-weight="normal" style:font-weight-asian="normal" style:font-size-complex="10pt" style:font-weight-complex="normal"/>
    </style:style>
    <style:style style:name="T10" style:family="text">
      <style:text-properties fo:color="#0000ff" fo:font-style="italic" style:font-style-asian="italic"/>
    </style:style>
    <style:style style:name="T11" style:family="text">
      <style:text-properties fo:color="#0000ff" fo:font-style="italic" style:font-style-asian="italic" style:font-name-complex="Arial"/>
    </style:style>
    <style:style style:name="T12" style:family="text">
      <style:text-properties fo:color="#0000ff" fo:font-size="10.5pt" fo:font-style="italic" style:font-size-asian="10.5pt" style:font-style-asian="italic" style:font-name-complex="Arial" style:font-size-complex="10.5pt"/>
    </style:style>
    <style:style style:name="T13" style:family="text">
      <style:text-properties fo:font-size="8pt" fo:language="es" fo:country="ES" style:font-size-complex="10pt"/>
    </style:style>
    <style:style style:name="T14" style:family="text">
      <style:text-properties fo:font-size="8pt" style:font-size-complex="10pt"/>
    </style:style>
    <style:style style:name="T15" style:family="text">
      <style:text-properties fo:font-size="8pt" fo:font-weight="normal" style:font-weight-asian="normal" style:font-size-complex="10pt" style:font-weight-complex="normal"/>
    </style:style>
    <style:style style:name="T16" style:family="text">
      <style:text-properties fo:font-variant="normal" fo:text-transform="none" fo:color="#000000" style:font-name="Arial" fo:font-size="24pt" fo:language="es" fo:country="MX" style:letter-kerning="true" style:font-name-asian="DejaVu Sans1" style:font-size-asian="24pt" style:language-asian="zxx" style:country-asian="none" style:font-name-complex="Times New Roman" style:font-size-complex="24pt" style:language-complex="ar" style:country-complex="S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2"><text:s/>&lt;<text:span text:style-name="T8">LOGO DE LA INSTITUCIÓN&gt;</text:span></text:p>
          </table:table-cell>
          <table:table-cell table:style-name="Tabla1.B1" office:value-type="string">
            <text:p text:style-name="P25">&lt;Área administrativa responsable del proyecto&gt;</text:p>
            <text:p text:style-name="P37"><text:span text:style-name="T16">Caso de Prueba de Aceptación</text:span></text:p>
            <text:p text:style-name="IP">&lt;Nombre del proyecto&gt;</text:p>
            <text:p text:style-name="IP">&lt;Nombre del producto&gt;</text:p>
            <text:p text:style-name="P26">&lt;Versión&gt;</text:p>
          </table:table-cell>
        </table:table-row>
        <table:table-row table:style-name="Tabla1.2">
          <table:table-cell table:style-name="Tabla1.B1" table:number-columns-spanned="2" office:value-type="string">
            <text:p text:style-name="P35">Control de versiones</text:p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column table:style-name="Tabla2.D"/>
              <table:table-row table:style-name="Tabla2.1">
                <table:table-cell table:style-name="Tabla2.A1" office:value-type="string">
                  <text:p text:style-name="P16">Fecha</text:p>
                </table:table-cell>
                <table:table-cell table:style-name="Tabla2.B1" office:value-type="string">
                  <text:p text:style-name="P16">Versión</text:p>
                </table:table-cell>
                <table:table-cell table:style-name="Tabla2.A1" office:value-type="string">
                  <text:p text:style-name="P16">Descripción</text:p>
                </table:table-cell>
                <table:table-cell table:style-name="Tabla2.D1" office:value-type="string">
                  <text:p text:style-name="P16">Autor</text:p>
                </table:table-cell>
              </table:table-row>
              <table:table-row table:style-name="Tabla2.1">
                <table:table-cell table:style-name="Tabla2.A2" office:value-type="string">
                  <text:p text:style-name="P17">&lt;dd/mmm/yy&gt;</text:p>
                </table:table-cell>
                <table:table-cell table:style-name="Tabla2.B2" office:value-type="string">
                  <text:p text:style-name="P17">&lt;x.x&gt;</text:p>
                </table:table-cell>
                <table:table-cell table:style-name="Tabla2.C2" office:value-type="string">
                  <text:p text:style-name="P17">&lt;detalles&gt;</text:p>
                </table:table-cell>
                <table:table-cell table:style-name="Tabla2.D2" office:value-type="string">
                  <text:p text:style-name="P17">&lt;nombre&gt;</text:p>
                </table:table-cell>
              </table:table-row>
            </table:table>
            <text:p text:style-name="P24"/>
          </table:table-cell>
          <table:covered-table-cell/>
        </table:table-row>
        <table:table-row table:style-name="Tabla1.2">
          <table:table-cell table:style-name="Tabla1.B1" table:number-columns-spanned="2" office:value-type="string">
            <text:p text:style-name="P19"/>
            <text:p text:style-name="P19">Reglas de Confidencialidad</text:p>
            <text:p text:style-name="P20"><text:span text:style-name="T3">Clasificación</text:span><text:span text:style-name="T1">: &lt;&lt;Exportación, Nacional, Secreto, etc... cualquier otra clasificación necesaria para hacer más comprensible&gt;&gt;</text:span></text:p>
            <text:p text:style-name="P18"><text:span text:style-name="T13">Este documento contiene información propietaria de </text:span><text:span text:style-name="ALBET_20_Char"><text:span text:style-name="T9">la</text:span></text:span><text:span text:style-name="ALBET_20_Char"><text:span text:style-name="T14"> Universidad XXX</text:span></text:span><text:span text:style-name="ALBET_20_Char"><text:span text:style-name="T15"> y/o </text:span></text:span><text:span text:style-name="ALBET_20_Char"><text:span text:style-name="T14">&lt;&lt;Empresa Cliente&gt;&gt;</text:span></text:span><text:span text:style-name="T13">, y es emitido confidencialmente para un propósito específico.</text:span></text:p>
            <text:p text:style-name="P21">El que recibe el documento asume la custodia y control, comprometiéndose a no reproducir, divulgar, difundir o de cualquier manera hacer de conocimientos público su contenido, excepto para cumplir el propósito para el cual se ha generado.</text:p>
            <text:p text:style-name="P22">Estas reglas son aplicables a las páginas de este documento. </text:p>
          </table:table-cell>
          <table:covered-table-cell/>
        </table:table-row>
      </table:table>
      <text:p text:style-name="P10"/>
      <text:p text:style-name="P29"/>
      <text:p text:style-name="P11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columns-spanned="2" office:value-type="string">
            <text:p text:style-name="P23">Caso de Prueba de Aceptación</text:p>
          </table:table-cell>
          <table:covered-table-cell/>
        </table:table-row>
        <table:table-row table:style-name="Tabla4.2">
          <table:table-cell table:style-name="Tabla4.A2" office:value-type="string">
            <text:p text:style-name="P34"><text:span text:style-name="T4">Código Caso de Prueba: </text:span><text:span text:style-name="T10">[Inicial del proyecto-número de la HU a la que pertenece la prueba-número de la prueba.]</text:span></text:p>
          </table:table-cell>
          <table:table-cell table:style-name="Tabla4.B2" office:value-type="string">
            <text:p text:style-name="P34"><text:span text:style-name="T4">Nombre Historia de Usuario: </text:span><text:span text:style-name="T10">[Nombre de la HU a <text:s/>realizar prueba.]</text:span></text:p>
          </table:table-cell>
        </table:table-row>
        <table:table-row table:style-name="Tabla4.2">
          <table:table-cell table:style-name="Tabla4.A3" table:number-columns-spanned="2" office:value-type="string">
            <text:p text:style-name="P34"><text:span text:style-name="T4">Nombre de la persona que realiza la prueba: </text:span><text:span text:style-name="T10">[Nombre y apellidos.]</text:span></text:p>
          </table:table-cell>
          <table:covered-table-cell/>
        </table:table-row>
        <table:table-row table:style-name="Tabla4.4">
          <table:table-cell table:style-name="Tabla4.A4" table:number-columns-spanned="2" office:value-type="string">
            <text:p text:style-name="P34"><text:span text:style-name="T4">Descripción de la Prueba: </text:span><text:span text:style-name="T10">[Descripción de la prueba realizada.]</text:span></text:p>
          </table:table-cell>
          <table:covered-table-cell/>
        </table:table-row>
        <table:table-row table:style-name="Tabla4.5">
          <table:table-cell table:style-name="Tabla4.A5" table:number-columns-spanned="2" office:value-type="string">
            <text:p text:style-name="P34"><text:span text:style-name="T4">Condiciones de Ejecución: </text:span><text:span text:style-name="T10">[Condiciones necesarias para poder realizar la prueba.]</text:span></text:p>
          </table:table-cell>
          <table:covered-table-cell/>
        </table:table-row>
        <table:table-row table:style-name="Tabla4.6">
          <table:table-cell table:style-name="Tabla4.A6" table:number-columns-spanned="2" office:value-type="string">
            <text:p text:style-name="P34"><text:span text:style-name="T4">Entrada / Pasos de ejecución: </text:span><text:span text:style-name="T10">[Serie de pasos necesarios para lograr la realización de la HU, y así realizar la prueba.]</text:span></text:p>
          </table:table-cell>
          <table:covered-table-cell/>
        </table:table-row>
        <table:table-row table:style-name="Tabla4.6">
          <table:table-cell table:style-name="Tabla4.A7" table:number-columns-spanned="2" office:value-type="string">
            <text:p text:style-name="P34"><text:span text:style-name="T4">Resultado Esperado: </text:span><text:span text:style-name="T10">[Que cumpla con las restricciones del producto.]</text:span></text:p>
          </table:table-cell>
          <table:covered-table-cell/>
        </table:table-row>
        <table:table-row table:style-name="Tabla4.6">
          <table:table-cell table:style-name="Tabla4.A8" table:number-columns-spanned="2" office:value-type="string">
            <text:p text:style-name="P34"><text:span text:style-name="T4">Evaluación de la Prueba: </text:span><text:span text:style-name="T10">[Satisfactoria o no satisfactoria.]</text:span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Arial" fo:font-size="10pt" fo:language="es" fo:country="MX" style:letter-kerning="true" style:font-name-asian="DejaVu Sans1" style:font-size-asian="10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in" fo:margin-right="0in" fo:margin-top="0.1665in" fo:margin-bottom="0.0417in" fo:text-indent="0in" style:auto-text-indent="false" fo:keep-with-next="always"/>
      <style:text-properties fo:color="#000000" style:font-name="Arial" fo:font-size="12pt" fo:font-style="normal" fo:font-weight="bold" style:letter-kerning="true" style:font-size-asian="12pt" style:font-style-asian="normal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in" fo:margin-right="0in" fo:margin-top="0.1665in" fo:margin-bottom="0.0417in" fo:text-indent="0in" style:auto-text-indent="false" fo:keep-with-next="always"/>
      <style:text-properties fo:color="#000000" style:font-name="Arial" fo:font-size="12pt" fo:font-style="normal" fo:font-weight="bold" style:font-size-asian="12pt" style:font-style-asian="normal" style:font-weight-asian="bold" style:font-name-complex="Arial" style:font-size-complex="14pt" style:font-style-complex="italic" style:font-weight-complex="bold"/>
    </style:style>
    <style:style style:name="Encabezado1" style:family="paragraph" style:parent-style-name="Standard" style:next-style-name="Text_20_body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Encabezado1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style:font-name="Arial" fo:font-size="12pt" fo:font-weight="bold" style:font-size-asian="12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7.1217in" style:type="right" style:leader-style="dotted" style:leader-text="."/>
        </style:tab-stops>
      </style:paragraph-properties>
    </style:style>
    <style:style style:name="Titulo_20_Portada" style:display-name="Titulo Portada" style:family="paragraph" style:parent-style-name="Standard">
      <style:text-properties fo:text-transform="uppercase" fo:color="#000080" fo:font-size="18pt" fo:font-weight="bold" style:font-size-asian="18pt" style:font-weight-asian="bold" style:font-size-complex="18pt"/>
    </style:style>
    <style:style style:name="IP" style:family="paragraph" style:parent-style-name="Standard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color="#000080" fo:font-weight="bold" style:font-weight-asian="bold"/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0.9827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1.1791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1.3756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1.572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1.7689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WW8Num1z0" style:family="text">
      <style:text-properties style:font-name="Arial"/>
    </style:style>
    <style:style style:name="WW8Num2z0" style:family="text">
      <style:text-properties style:font-name="Arial"/>
    </style:style>
    <style:style style:name="Absatz-Standardschriftart" style:family="text"/>
    <style:style style:name="Fuente_20_de_20_párrafo_20_predeter." style:display-name="Fuente de párrafo predeter." style:family="text"/>
    <style:style style:name="Default_20_Paragraph_20_Font" style:display-name="Default Paragraph Font" style:family="text"/>
    <style:style style:name="ALBET_20_Char" style:display-name="ALBET Char" style:family="text" style:parent-style-name="Default_20_Paragraph_20_Font">
      <style:text-properties fo:color="#000080" style:font-name="Arial" fo:language="es" fo:country="ES" fo:font-weight="bold" style:letter-kerning="true" style:font-weight-asian="bold" style:font-name-complex="Arial" style:language-complex="ar" style:country-complex="SA" style:font-weight-complex="bold"/>
    </style:style>
    <style:style style:name="Page_20_Number" style:display-name="Page Number" style:family="text" style:parent-style-name="Default_20_Paragraph_20_Font">
      <style:text-properties fo:language="zxx" fo:country="none" style:font-name-complex="Tahoma"/>
    </style:style>
    <style:style style:name="Numbering_20_Symbols" style:display-name="Numbering Symbols" style:family="text">
      <style:text-properties style:font-name="Arial"/>
    </style:style>
    <style:style style:name="Heading_20_2_20_Char" style:display-name="Heading 2 Char" style:family="text" style:parent-style-name="Default_20_Paragraph_20_Font">
      <style:text-properties style:font-name="Arial" fo:language="en" fo:country="US" fo:font-weight="bold" style:font-weight-asian="bold" style:font-name-complex="Arial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prefix=" " style:num-suffix=" " style:num-format="1">
        <style:list-level-properties/>
      </text:outline-level-style>
      <text:outline-level-style text:level="2" text:style-name="WW8Num1z0" style:num-prefix=" " style:num-suffix=" " style:num-format="1" text:display-levels="2">
        <style:list-level-properties/>
      </text:outline-level-style>
      <text:outline-level-style text:level="3" text:style-name="WW8Num1z0" style:num-prefix=" " style:num-suffix=" " style:num-format="1" text:display-levels="3">
        <style:list-level-properties/>
      </text:outline-level-style>
      <text:outline-level-style text:level="4" text:style-name="WW8Num1z0" style:num-prefix=" " style:num-suffix=" " style:num-format="1" text:display-levels="4">
        <style:list-level-properties/>
      </text:outline-level-style>
      <text:outline-level-style text:level="5" text:style-name="WW8Num1z0" style:num-prefix=" " style:num-suffix=" " style:num-format="1" text:display-levels="5">
        <style:list-level-properties/>
      </text:outline-level-style>
      <text:outline-level-style text:level="6" text:style-name="WW8Num1z0" style:num-prefix=" " style:num-suffix=" " style:num-format="1" text:display-levels="6">
        <style:list-level-properties/>
      </text:outline-level-style>
      <text:outline-level-style text:level="7" text:style-name="WW8Num1z0" style:num-prefix=" " style:num-suffix=" " style:num-format="1" text:display-levels="7">
        <style:list-level-properties/>
      </text:outline-level-style>
      <text:outline-level-style text:level="8" text:style-name="WW8Num1z0" style:num-prefix=" " style:num-suffix=" " style:num-format="1" text:display-levels="8">
        <style:list-level-properties/>
      </text:outline-level-style>
      <text:outline-level-style text:level="9" text:style-name="WW8Num1z0" style:num-prefix=" " style:num-suffix=" " style:num-format="1" text:display-levels="9">
        <style:list-level-properties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text:style-name="WW8Num1z0" style:num-prefix=" " style:num-suffix=" " style:num-format="1">
        <style:list-level-properties/>
      </text:list-level-style-number>
      <text:list-level-style-number text:level="2" text:style-name="WW8Num1z0" style:num-prefix=" " style:num-suffix=" " style:num-format="1" text:display-levels="2">
        <style:list-level-properties/>
      </text:list-level-style-number>
      <text:list-level-style-number text:level="3" text:style-name="WW8Num1z0" style:num-prefix=" " style:num-suffix=" " style:num-format="1" text:display-levels="3">
        <style:list-level-properties/>
      </text:list-level-style-number>
      <text:list-level-style-number text:level="4" text:style-name="WW8Num1z0" style:num-prefix=" " style:num-suffix=" " style:num-format="1" text:display-levels="4">
        <style:list-level-properties/>
      </text:list-level-style-number>
      <text:list-level-style-number text:level="5" text:style-name="WW8Num1z0" style:num-prefix=" " style:num-suffix=" " style:num-format="1" text:display-levels="5">
        <style:list-level-properties/>
      </text:list-level-style-number>
      <text:list-level-style-number text:level="6" text:style-name="WW8Num1z0" style:num-prefix=" " style:num-suffix=" " style:num-format="1" text:display-levels="6">
        <style:list-level-properties/>
      </text:list-level-style-number>
      <text:list-level-style-number text:level="7" text:style-name="WW8Num1z0" style:num-prefix=" " style:num-suffix=" " style:num-format="1" text:display-levels="7">
        <style:list-level-properties/>
      </text:list-level-style-number>
      <text:list-level-style-number text:level="8" text:style-name="WW8Num1z0" style:num-prefix=" " style:num-suffix=" " style:num-format="1" text:display-levels="8">
        <style:list-level-properties/>
      </text:list-level-style-number>
      <text:list-level-style-number text:level="9" text:style-name="WW8Num1z0" style:num-prefix=" " style:num-suffix=" " style:num-format="1" text:display-levels="9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number text:level="1" text:style-name="WW8Num2z0" style:num-prefix=" " style:num-suffix=" " style:num-format="1">
        <style:list-level-properties/>
      </text:list-level-style-number>
      <text:list-level-style-number text:level="2" text:style-name="WW8Num2z0" style:num-prefix=" " style:num-suffix=" " style:num-format="1" text:display-levels="2">
        <style:list-level-properties/>
      </text:list-level-style-number>
      <text:list-level-style-number text:level="3" text:style-name="WW8Num2z0" style:num-prefix=" " style:num-suffix=" " style:num-format="1" text:display-levels="3">
        <style:list-level-properties/>
      </text:list-level-style-number>
      <text:list-level-style-number text:level="4" text:style-name="WW8Num2z0" style:num-prefix=" " style:num-suffix=" " style:num-format="1" text:display-levels="4">
        <style:list-level-properties/>
      </text:list-level-style-number>
      <text:list-level-style-number text:level="5" text:style-name="WW8Num2z0" style:num-prefix=" " style:num-suffix=" " style:num-format="1" text:display-levels="5">
        <style:list-level-properties/>
      </text:list-level-style-number>
      <text:list-level-style-number text:level="6" text:style-name="WW8Num2z0" style:num-prefix=" " style:num-suffix=" " style:num-format="1" text:display-levels="6">
        <style:list-level-properties/>
      </text:list-level-style-number>
      <text:list-level-style-number text:level="7" text:style-name="WW8Num2z0" style:num-prefix=" " style:num-suffix=" " style:num-format="1" text:display-levels="7">
        <style:list-level-properties/>
      </text:list-level-style-number>
      <text:list-level-style-number text:level="8" text:style-name="WW8Num2z0" style:num-prefix=" " style:num-suffix=" " style:num-format="1" text:display-levels="8">
        <style:list-level-properties/>
      </text:list-level-style-number>
      <text:list-level-style-number text:level="9" text:style-name="WW8Num2z0" style:num-prefix=" " style:num-suffix=" " style:num-format="1" text:display-levels="9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6.925in" table:align="left" style:writing-mode="lr-tb"/>
    </style:style>
    <style:style style:name="Tabla5.A" style:family="table-column">
      <style:table-column-properties style:column-width="2.8993in"/>
    </style:style>
    <style:style style:name="Tabla5.B" style:family="table-column">
      <style:table-column-properties style:column-width="4.0257in"/>
    </style:style>
    <style:style style:name="Tabla5.1" style:family="table-row">
      <style:table-row-properties style:min-row-height="0.0556in"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5.B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a7" style:family="table">
      <style:table-properties fo:margin-left="0in" fo:margin-right="-0.0021in" table:align="margins" style:writing-mode="lr-tb"/>
    </style:style>
    <style:style style:name="Tabla7.A" style:family="table-column">
      <style:table-column-properties style:rel-column-width="8468*"/>
    </style:style>
    <style:style style:name="Tabla7.B" style:family="table-column">
      <style:table-column-properties style:rel-column-width="40214*"/>
    </style:style>
    <style:style style:name="Tabla7.C" style:family="table-column">
      <style:table-column-properties style:rel-column-width="16853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7.B1" style:family="table-cell">
      <style:table-cell-properties style:vertical-align="top" fo:padding-left="0.075in" fo:padding-right="0.075in" fo:padding-top="0in" fo:padding-bottom="0in" fo:border-left="1pt solid #008080" fo:border-right="none" fo:border-top="none" fo:border-bottom="none" style:writing-mode="lr-tb"/>
    </style:style>
    <style:style style:name="Tabla6" style:family="table">
      <style:table-properties style:width="6.925in" table:align="left" style:writing-mode="lr-tb"/>
    </style:style>
    <style:style style:name="Tabla6.A" style:family="table-column">
      <style:table-column-properties style:column-width="2.8431in"/>
    </style:style>
    <style:style style:name="Tabla6.B" style:family="table-column">
      <style:table-column-properties style:column-width="2.8764in"/>
    </style:style>
    <style:style style:name="Tabla6.C" style:family="table-column">
      <style:table-column-properties style:column-width="1.2056in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9" style:family="table">
      <style:table-properties fo:margin-left="0in" fo:margin-right="-0.0021in" table:align="margins" style:writing-mode="lr-tb"/>
    </style:style>
    <style:style style:name="Tabla9.A" style:family="table-column">
      <style:table-column-properties style:rel-column-width="8468*"/>
    </style:style>
    <style:style style:name="Tabla9.B" style:family="table-column">
      <style:table-column-properties style:rel-column-width="39524*"/>
    </style:style>
    <style:style style:name="Tabla9.C" style:family="table-column">
      <style:table-column-properties style:rel-column-width="17543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9.B1" style:family="table-cell">
      <style:table-cell-properties style:vertical-align="top" fo:padding-left="0.075in" fo:padding-right="0.075in" fo:padding-top="0in" fo:padding-bottom="0in" fo:border-left="1pt solid #008080" fo:border-right="none" fo:border-top="none" fo:border-bottom="none" style:writing-mode="lr-tb"/>
    </style:style>
    <style:style style:name="Tabla8" style:family="table">
      <style:table-properties style:width="6.925in" table:align="left" style:writing-mode="lr-tb"/>
    </style:style>
    <style:style style:name="Tabla8.A" style:family="table-column">
      <style:table-column-properties style:column-width="2.8431in"/>
    </style:style>
    <style:style style:name="Tabla8.B" style:family="table-column">
      <style:table-column-properties style:column-width="2.8764in"/>
    </style:style>
    <style:style style:name="Tabla8.C" style:family="table-column">
      <style:table-column-properties style:column-width="1.2056in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1" style:family="table">
      <style:table-properties style:width="6in" table:align="left" style:writing-mode="lr-tb"/>
    </style:style>
    <style:style style:name="Tabla11.A" style:family="table-column">
      <style:table-column-properties style:column-width="0.7757in"/>
    </style:style>
    <style:style style:name="Tabla11.B" style:family="table-column">
      <style:table-column-properties style:column-width="3.4326in"/>
    </style:style>
    <style:style style:name="Tabla11.C" style:family="table-column">
      <style:table-column-properties style:column-width="1.7917in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1.B1" style:family="table-cell">
      <style:table-cell-properties style:vertical-align="top" fo:padding-left="0.075in" fo:padding-right="0.075in" fo:padding-top="0in" fo:padding-bottom="0in" fo:border-left="1pt solid #008080" fo:border-right="none" fo:border-top="none" fo:border-bottom="none" style:writing-mode="lr-tb"/>
    </style:style>
    <style:style style:name="Tabla10" style:family="table">
      <style:table-properties style:width="6in" table:align="left" style:writing-mode="lr-tb"/>
    </style:style>
    <style:style style:name="Tabla10.A" style:family="table-column">
      <style:table-column-properties style:column-width="2.4632in"/>
    </style:style>
    <style:style style:name="Tabla10.B" style:family="table-column">
      <style:table-column-properties style:column-width="2.4924in"/>
    </style:style>
    <style:style style:name="Tabla10.C" style:family="table-column">
      <style:table-column-properties style:column-width="1.0444in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language="en" fo:country="US"/>
    </style:style>
    <style:style style:name="MP2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Standard">
      <style:text-properties fo:font-size="8pt" style:font-size-asian="8pt" style:font-size-complex="8pt"/>
    </style:style>
    <style:style style:name="MP4" style:family="paragraph" style:parent-style-name="IP">
      <style:paragraph-properties style:snap-to-layout-grid="false"/>
    </style:style>
    <style:style style:name="MP5" style:family="paragraph" style:parent-style-name="Standard">
      <style:paragraph-properties style:snap-to-layout-grid="false">
        <style:tab-stops>
          <style:tab-stop style:position="5.4in" style:type="right"/>
        </style:tab-stops>
      </style:paragraph-properties>
      <style:text-properties fo:font-variant="normal" fo:text-transform="none" fo:color="#000000" fo:font-size="10pt" fo:language="es" fo:country="ES" fo:font-weight="bold" style:font-size-asian="10pt" style:font-weight-asian="bold" style:font-size-complex="10pt" style:font-weight-complex="bold"/>
    </style:style>
    <style:style style:name="MP6" style:family="paragraph" style:parent-style-name="Standard">
      <style:paragraph-properties fo:text-align="end" style:justify-single-word="false" style:snap-to-layout-grid="false">
        <style:tab-stops>
          <style:tab-stop style:position="5.4in" style:type="right"/>
        </style:tab-stops>
      </style:paragraph-properties>
      <style:text-properties fo:font-weight="bold" style:font-weight-asian="bold"/>
    </style:style>
    <style:style style:name="MP7" style:family="paragraph" style:parent-style-name="Footer">
      <style:paragraph-properties fo:margin-left="0in" fo:margin-right="0.25in" fo:text-indent="0in" style:auto-text-indent="false" style:snap-to-layout-grid="false"/>
    </style:style>
    <style:style style:name="MP8" style:family="paragraph" style:parent-style-name="Footer">
      <style:paragraph-properties fo:margin-left="0in" fo:margin-right="0.25in" fo:text-align="end" style:justify-single-word="false" fo:text-indent="0in" style:auto-text-indent="false" style:snap-to-layout-grid="false"/>
    </style:style>
    <style:style style:name="MP9" style:family="paragraph" style:parent-style-name="Standard">
      <style:paragraph-properties style:snap-to-layout-grid="false">
        <style:tab-stops>
          <style:tab-stop style:position="5.4in" style:type="right"/>
        </style:tab-stops>
      </style:paragraph-properties>
      <style:text-properties fo:font-variant="normal" fo:text-transform="none" fo:color="#000000" style:font-name="Arial" fo:font-size="10pt" fo:language="es" fo:country="ES" fo:font-weight="bold" style:letter-kerning="true" style:font-name-asian="DejaVu Sans1" style:font-size-asian="10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MP10" style:family="paragraph" style:parent-style-name="Standard">
      <style:paragraph-properties style:snap-to-layout-grid="false">
        <style:tab-stops>
          <style:tab-stop style:position="5.4in" style:type="right"/>
        </style:tab-stops>
      </style:paragraph-properties>
      <style:text-properties fo:font-weight="bold" style:font-weight-asian="bold"/>
    </style:style>
    <style:style style:name="MT1" style:family="text">
      <style:text-properties fo:language="es" fo:country="ES" style:font-size-complex="10pt" style:font-weight-complex="bold"/>
    </style:style>
    <style:style style:name="MT2" style:family="text">
      <style:text-properties fo:font-weight="bold" style:font-weight-asian="bold" style:font-size-complex="10pt" style:font-weight-complex="bold"/>
    </style:style>
    <style:style style:name="MT3" style:family="text">
      <style:text-properties style:font-name-complex="Arial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7398in" fo:margin-left="0in" fo:margin-right="0in" fo:margin-top="0.7008in" style:dynamic-spacing="true"/>
      </style:footer-style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161in" fo:margin-left="0in" fo:margin-right="0in" fo:margin-bottom="0.4772in" style:dynamic-spacing="true"/>
      </style:header-style>
      <style:footer-style>
        <style:header-footer-properties fo:min-height="0.5161in" fo:margin-left="0in" fo:margin-right="0in" fo:margin-top="0.4772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fo:background-color="#ffffff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161in" fo:margin-left="0in" fo:margin-right="0in" fo:margin-bottom="0.4772in" style:dynamic-spacing="true"/>
      </style:header-style>
      <style:footer-style>
        <style:header-footer-properties fo:min-height="0.5161in" fo:margin-left="0in" fo:margin-right="0in" fo:margin-top="0.4772in" style:dynamic-spacing="tru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/>
            </table:table-cell>
            <table:table-cell table:style-name="Tabla5.B1" office:value-type="string">
              <text:p text:style-name="MP2"/>
              <text:p text:style-name="MP3">Elaborado por el Ing Abel Meneses Abad, <text:date style:data-style-name="N37" text:date-value="2013-04-07T23:25:46" text:fixed="true">07/04/13</text:date><text:line-break/>Basado en las planillas originales de la UCI, Copylefth Creative Common Share Alike Non-Comercial Use</text:p>
            </table:table-cell>
          </table:table-row>
        </table:table>
        <text:p text:style-name="Standard"/>
      </style:footer>
    </style:master-page>
    <style:master-page style:name="Convertir_20_1" style:display-name="Convertir 1" style:page-layout-name="Mpm2">
      <style:header>
        <table:table table:name="Tabla7" table:style-name="Tabla7">
          <table:table-column table:style-name="Tabla7.A"/>
          <table:table-column table:style-name="Tabla7.B"/>
          <table:table-column table:style-name="Tabla7.C"/>
          <table:table-row table:style-name="Tabla7.1">
            <table:table-cell table:style-name="Tabla7.A1" office:value-type="string">
              <text:p text:style-name="MP4">IP - UCI</text:p>
            </table:table-cell>
            <table:table-cell table:style-name="Tabla7.B1" office:value-type="string">
              <text:p text:style-name="MP5">Historia de usuario</text:p>
            </table:table-cell>
            <table:table-cell table:style-name="Tabla7.A1" office:value-type="string">
              <text:p text:style-name="MP6"><text:span text:style-name="MT1">&lt;</text:span>RECTOR ó INTERNO<text:span text:style-name="MT1">&gt;</text:span></text:p>
            </table:table-cell>
          </table:table-row>
        </table:table>
        <text:p text:style-name="Standard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row table:style-name="Tabla6.1">
            <table:table-cell table:style-name="Tabla6.A1" office:value-type="string">
              <text:p text:style-name="MP7"><text:span text:style-name="Page_20_Number"><text:span text:style-name="MT2">Proyecto:</text:span></text:span></text:p>
            </table:table-cell>
            <table:table-cell table:style-name="Tabla6.A1" office:value-type="string">
              <text:p text:style-name="MP7"><text:span text:style-name="Page_20_Number"><text:span text:style-name="MT2">Producto:</text:span></text:span></text:p>
            </table:table-cell>
            <table:table-cell table:style-name="Tabla6.A1" office:value-type="string">
              <text:p text:style-name="MP8"><text:span text:style-name="Page_20_Number"><text:span text:style-name="MT3"><text:page-number style:num-format="i" text:select-page="current"/></text:span></text:span></text:p>
            </table:table-cell>
          </table:table-row>
        </table:table>
        <text:p text:style-name="Standard"/>
      </style:footer>
    </style:master-page>
    <style:master-page style:name="Convertir_20_2" style:display-name="Convertir 2" style:page-layout-name="Mpm2">
      <style:header>
        <table:table table:name="Tabla9" table:style-name="Tabla9">
          <table:table-column table:style-name="Tabla9.A"/>
          <table:table-column table:style-name="Tabla9.B"/>
          <table:table-column table:style-name="Tabla9.C"/>
          <table:table-row table:style-name="Tabla9.1">
            <table:table-cell table:style-name="Tabla9.A1" office:value-type="string">
              <text:p text:style-name="MP4">IP - UCI</text:p>
            </table:table-cell>
            <table:table-cell table:style-name="Tabla9.B1" office:value-type="string">
              <text:p text:style-name="MP9">Lista de reserva del producto</text:p>
            </table:table-cell>
            <table:table-cell table:style-name="Tabla9.A1" office:value-type="string">
              <text:p text:style-name="MP6"><text:span text:style-name="MT1">&lt;</text:span>RECTOR ó INTERNO<text:span text:style-name="MT1">&gt;</text:span></text:p>
            </table:table-cell>
          </table:table-row>
        </table:table>
        <text:p text:style-name="Standard"/>
      </style:header>
      <style:footer>
        <table:table table:name="Tabla8" table:style-name="Tabla8">
          <table:table-column table:style-name="Tabla8.A"/>
          <table:table-column table:style-name="Tabla8.B"/>
          <table:table-column table:style-name="Tabla8.C"/>
          <table:table-row table:style-name="Tabla8.1">
            <table:table-cell table:style-name="Tabla8.A1" office:value-type="string">
              <text:p text:style-name="MP7"><text:span text:style-name="Page_20_Number"><text:span text:style-name="MT2">Proyecto:</text:span></text:span></text:p>
            </table:table-cell>
            <table:table-cell table:style-name="Tabla8.A1" office:value-type="string">
              <text:p text:style-name="MP7"><text:span text:style-name="Page_20_Number"><text:span text:style-name="MT2">Producto:</text:span></text:span></text:p>
            </table:table-cell>
            <table:table-cell table:style-name="Tabla8.A1" office:value-type="string">
              <text:p text:style-name="MP8"><text:span text:style-name="Page_20_Number"><text:span text:style-name="MT3"><text:page-number style:num-format="i" text:select-page="current"/></text:span></text:span></text:p>
            </table:table-cell>
          </table:table-row>
        </table:table>
        <text:p text:style-name="Standard"/>
      </style:footer>
    </style:master-page>
    <style:master-page style:name="Convertir_20_3" style:display-name="Convertir 3" style:page-layout-name="Mpm2">
      <style:header>
        <text:p text:style-name="Standard"/>
      </style:header>
      <style:footer>
        <text:p text:style-name="Standard"/>
      </style:footer>
    </style:master-page>
    <style:master-page style:name="Convertir_20_4" style:display-name="Convertir 4" style:page-layout-name="Mpm2">
      <style:header>
        <text:p text:style-name="Standard"/>
      </style:header>
      <style:footer>
        <text:p text:style-name="Standard"/>
      </style:footer>
    </style:master-page>
    <style:master-page style:name="Convertir_20_5" style:display-name="Convertir 5" style:page-layout-name="Mpm2">
      <style:header>
        <text:p text:style-name="Standard"/>
      </style:header>
      <style:footer>
        <text:p text:style-name="Standard"/>
      </style:footer>
    </style:master-page>
    <style:master-page style:name="Convertir_20_6" style:display-name="Convertir 6" style:page-layout-name="Mpm3">
      <style:header>
        <table:table table:name="Tabla11" table:style-name="Tabla11">
          <table:table-column table:style-name="Tabla11.A"/>
          <table:table-column table:style-name="Tabla11.B"/>
          <table:table-column table:style-name="Tabla11.C"/>
          <table:table-row table:style-name="Tabla11.1">
            <table:table-cell table:style-name="Tabla11.A1" office:value-type="string">
              <text:p text:style-name="MP4">IP - UCI</text:p>
            </table:table-cell>
            <table:table-cell table:style-name="Tabla11.B1" office:value-type="string">
              <text:p text:style-name="MP10">Historias de usuario</text:p>
            </table:table-cell>
            <table:table-cell table:style-name="Tabla11.A1" office:value-type="string">
              <text:p text:style-name="MP6"><text:span text:style-name="MT1">&lt;</text:span>RECTOR ó INTERNO<text:span text:style-name="MT1">&gt;</text:span></text:p>
            </table:table-cell>
          </table:table-row>
        </table:table>
        <text:p text:style-name="Standard"/>
      </style:header>
      <style:footer>
        <table:table table:name="Tabla10" table:style-name="Tabla10">
          <table:table-column table:style-name="Tabla10.A"/>
          <table:table-column table:style-name="Tabla10.B"/>
          <table:table-column table:style-name="Tabla10.C"/>
          <table:table-row table:style-name="Tabla10.1">
            <table:table-cell table:style-name="Tabla10.A1" office:value-type="string">
              <text:p text:style-name="MP7"><text:span text:style-name="Page_20_Number"><text:span text:style-name="MT2">Proyecto:</text:span></text:span></text:p>
            </table:table-cell>
            <table:table-cell table:style-name="Tabla10.A1" office:value-type="string">
              <text:p text:style-name="MP7"><text:span text:style-name="Page_20_Number"><text:span text:style-name="MT2">Producto:</text:span></text:span></text:p>
            </table:table-cell>
            <table:table-cell table:style-name="Tabla10.A1" office:value-type="string">
              <text:p text:style-name="MP8"><text:span text:style-name="Page_20_Number"><text:span text:style-name="MT3"><text:page-number style:num-format="i" text:select-page="current"/></text:span>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  </dc:title>
    <meta:creation-date>2013-04-07T23:25:46</meta:creation-date>
    <meta:editing-cycles>2</meta:editing-cycles>
    <meta:editing-duration>P0D</meta:editing-duration>
    <meta:initial-creator>Abel Meneses Abad</meta:initial-creator>
    <dc:date>2013-04-07T23:29:19</dc:date>
    <dc:creator>Abel Meneses Abad</dc:creator>
    <meta:document-statistic meta:table-count="10" meta:image-count="0" meta:object-count="0" meta:page-count="1" meta:paragraph-count="48" meta:word-count="276" meta:character-count="1850" meta:non-whitespace-character-count="1613"/>
    <meta:user-defined meta:name="Información 1"/>
    <meta:user-defined meta:name="Información 2"/>
    <meta:user-defined meta:name="Información 3"/>
    <meta:user-defined meta:name="Información 4"/>
  </office:meta>
</office:document-meta>
</file>